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048cm"/>
    </style:style>
    <style:style style:name="co3" style:family="table-column">
      <style:table-column-properties fo:break-before="auto" style:column-width="1.21cm"/>
    </style:style>
    <style:style style:name="co4" style:family="table-column">
      <style:table-column-properties fo:break-before="auto" style:column-width="2.633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1.0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column table:style-name="co7" table:number-columns-repeated="1013" table:default-cell-style-name="Default"/>
        <table:table-row table:style-name="ro1">
          <table:table-cell table:style-name="ce1" office:value-type="string">
            <text:p>lars</text:p>
          </table:table-cell>
          <table:table-cell table:style-name="ce1" table:number-columns-repeated="3"/>
          <table:table-cell table:style-name="ce1" office:value-type="string">
            <office:annotation draw:style-name="gr1" draw:text-style-name="P1" svg:width="2.899cm" svg:height="1.386cm" svg:x="8.994cm" svg:y="0cm" draw:caption-point-x="-0.61cm" draw:caption-point-y="0.01cm">
              <dc:date>2013-09-06T00:00:00</dc:date>
              <text:p text:style-name="P1"><text:span text:style-name="T1">Part of <text:s/>average calculation</text:span></text:p>
              <text:p text:style-name="P1"><text:span text:style-name="T1">default=y</text:span></text:p>
            </office:annotation>
            <text:p>GNSNT</text:p>
          </table:table-cell>
          <table:table-cell table:style-name="ce1" office:value-type="string">
            <office:annotation draw:style-name="gr1" draw:text-style-name="P1" svg:width="2.899cm" svg:height="2.176cm" svg:x="10.019cm" svg:y="0cm" draw:caption-point-x="-0.61cm" draw:caption-point-y="0.01cm">
              <dc:date>2013-09-06T00:00:00</dc:date>
              <text:p text:style-name="P1"><text:span text:style-name="T1">Part of regular expense calculation – monthly basis</text:span></text:p>
              <text:p text:style-name="P1"><text:span text:style-name="T1">default=n</text:span></text:p>
            </office:annotation>
            <text:p>FAST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Bolig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table:style-name="ce3" office:value-type="string">
            <text:p>Udgifter til fællesskabet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2"/>
          <table:table-cell table:style-name="ce4" office:value-type="string">
            <text:p>Grundejerforenin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string">
            <text:p>Vejlau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Husleje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Finansier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Realkredi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nklån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Skat + Afgift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jendomsska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jendomsværdiska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jerskifte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 office:value-type="string">
            <text:p>Husforsikring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Indbo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office:value-type="string">
            <text:p>Andet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Vedligehold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Elektrik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VS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loak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l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ømrer</text:p>
          </table:table-cell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orbrug</text:p>
          </table:table-cell>
          <table:table-cell table:style-name="ce3" table:number-columns-repeated="3"/>
          <table:table-cell table:style-name="ce3" office:value-type="string">
            <text:p>y</text:p>
          </table:table-cell>
          <table:table-cell table:style-name="ce3" table:number-columns-repeated="1018"/>
        </table:table-row>
        <table:table-row table:style-name="ro1">
          <table:table-cell table:number-columns-repeated="2"/>
          <table:table-cell office:value-type="string">
            <text:p>El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and</text:p>
          </table:table-cell>
          <table:table-cell/>
          <table:table-cell table:style-name="ce4"/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Indkøb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Møbler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videvarer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iFi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Værktøj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lytn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Opmagasinering</text:p>
          </table:table-cell>
          <table:table-cell/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lyttefolk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rævede syn</text:p>
          </table:table-cell>
          <table:table-cell/>
          <table:table-cell table:style-name="ce4" office:value-type="string">
            <text:p>n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Transport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table:style-name="ce3" office:value-type="string">
            <text:p>Bil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Anskaffels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inansier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Lån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enz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arker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Vedligeho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Værksted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kat + afgif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Syn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RM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orsikr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Tog + Bus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Rejsekort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Cykel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Anskaffelse</text:p>
          </table:table-cell>
          <table:table-cell/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Vedligehold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Cykelsm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/>
          <table:table-cell table:style-name="ce3" office:value-type="string">
            <text:p>Taxa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Forbru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Øvrige</text:p>
          </table:table-cell>
          <table:table-cell table:style-name="ce2" table:number-columns-repeated="1023"/>
        </table:table-row>
        <table:table-row table:style-name="ro1">
          <table:table-cell table:style-name="ce3"/>
          <table:table-cell table:style-name="ce3" office:value-type="string">
            <text:p>Fællesskab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Fagforening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-kass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ommunalt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>
            <text:p>Forsikring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ulykk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js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nd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Andre låne udgifter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kassekredi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bank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ontokor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hurtig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u-lå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reditkor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Øvrige renter og gebyre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Kommunikation</text:p>
          </table:table-cell>
          <table:table-cell table:style-name="ce3" table:number-columns-repeated="1022"/>
        </table:table-row>
        <table:table-row table:style-name="ro2">
          <table:table-cell table:number-columns-repeated="2"/>
          <table:table-cell office:value-type="string">
            <text:p>Mobiltlf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astn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ternet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>
            <text:p>Fritid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TV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Licens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etflix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HBO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Viaplay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TV2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Yousee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bonnemen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Blade</text:p>
          </table:table-cell>
          <table:table-cell/>
          <table:table-cell office:value-type="string">
            <text:p>y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Underholdn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konc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iogra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e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odbol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nd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b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bø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ot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mpu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usi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å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Sundhed</text:p>
          </table:table-cell>
          <table:table-cell table:style-name="ce3" table:number-columns-repeated="1022"/>
        </table:table-row>
        <table:table-row table:style-name="ro1">
          <table:table-cell table:number-columns-repeated="2"/>
          <table:table-cell office:value-type="string">
            <text:p>Indkøb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Mata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Apote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tik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ehandling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Zoneterap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steop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syko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ysioterape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andlæ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Frisø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ostVejledn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iroprak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port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Træn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Karate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Ferie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2"/>
          <table:table-cell table:style-name="ce4" office:value-type="string">
            <text:p>Rejse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7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3"/>
          <table:table-cell table:style-name="ce3" office:value-type="string">
            <text:p>Andet</text:p>
          </table:table-cell>
          <table:table-cell table:style-name="ce3" table:number-columns-repeated="1022"/>
        </table:table-row>
        <table:table-row table:style-name="ro1">
          <table:table-cell table:style-name="ce4" table:number-columns-repeated="2"/>
          <table:table-cell table:style-name="ce4" office:value-type="string">
            <text:p>Kontant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Gaver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4" table:number-columns-repeated="2"/>
          <table:table-cell table:style-name="ce4" office:value-type="string">
            <text:p>Udlæg</text:p>
          </table:table-cell>
          <table:table-cell table:style-name="ce4" table:number-columns-repeated="4"/>
          <table:table-cell table:number-columns-repeated="4"/>
          <table:table-cell table:style-name="ce4" table:number-columns-repeated="1013"/>
        </table:table-row>
        <table:table-row table:style-name="ro1">
          <table:table-cell table:style-name="ce5" office:value-type="string">
            <text:p>Rådighed</text:p>
          </table:table-cell>
          <table:table-cell table:style-name="ce5" table:number-columns-repeated="1023"/>
        </table:table-row>
        <table:table-row table:style-name="ro1">
          <table:table-cell/>
          <table:table-cell office:value-type="string">
            <text:p>Ma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Specialbuti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Supermark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estaura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fe +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ake-awa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nGro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øj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Dagligdag</text:p>
          </table:table-cell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-00-0000</text:date>, <text:time style:data-style-name="N2" text:time-value="0000-00-00T19:45:3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53:40</meta:creation-date>
    <dc:date>2013-09-08T19:56:42</dc:date>
    <meta:editing-duration>PT11H51M5S</meta:editing-duration>
    <meta:editing-cycles>31</meta:editing-cycles>
    <meta:generator>LibreOffice/3.6$MacOSX_x86 LibreOffice_project/e29a214-2bbed72-0621de6-a97528c-8f066d</meta:generator>
    <meta:document-statistic meta:table-count="1" meta:cell-count="198" meta:object-count="0"/>
  </office:meta>
</office:document-meta>
</file>